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andardAnalyzer.tokenStream( String fieldName , Reader rea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tandardAnalyzer.isReplaceInvalidAcrony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StandardAnalyzer.StandardAnalyzer( File stopwords , boolean replaceInvalidAcrony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tandardAnalyzer.StandardAnalyz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ndardAnalyzer.StandardAnalyzer( File stopword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ndardAnalyzer.StandardAnalyzer( Reader stopwords , boolean replaceInvalidAcrony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tandardAnalyzer.getMaxTokenLeng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ndardAnalyzer.setMaxTokenLength( int leng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ndardAnalyzer.getDefaultReplaceInvalidAcrony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ndardAnalyzer.StandardAnalyzer( String [ ] stopWord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ndardAnalyzer.setReplaceInvalidAcronym( boolean replaceInvalidAcrony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ndardAnalyzer.StandardAnalyzer( String [ ] stopwords , boolean replaceInvalidAcrony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tandardAnalyzer.StandardAnalyzer( Set stopwords , boolean replaceInvalidAcrony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tandardAnalyzer.StandardAnalyzer( Set stopWord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ndardAnalyzer.setDefaultReplaceInvalidAcronym( boolean replaceInvalidAcrony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ndardAnalyzer.reusableTokenStream( String fieldName , Reader read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StandardAnalyzer.StandardAnalyzer( boolean replaceInvalidAcrony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tandardAnalyzer.StandardAnalyzer( Reader stopword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